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P2" style:family="paragraph" style:parent-style-name="Standard">
      <style:paragraph-properties fo:text-align="center" fo:break-before="auto" fo:line-height="100%" style:writing-mode="lr-tb"/>
    </style:style>
    <style:style style:name="T2_1" style:family="text">
      <style:text-properties fo:font-size="10pt" style:font-size-asian="10pt" style:font-size-complex="10pt" style:text-underline-style="solid" style:text-underline-color="font-color"/>
    </style:style>
    <style:style style:name="T2_2" style:family="text">
      <style:text-properties fo:font-size="10pt" style:font-size-asian="10pt" style:font-size-complex="10pt" style:text-underline-style="solid" style:text-underline-color="font-color"/>
    </style:style>
    <style:style style:name="T2_3" style:family="text">
      <style:text-properties fo:font-size="10pt" style:font-size-asian="10pt" style:font-size-complex="10pt" style:text-underline-style="solid" style:text-underline-color="font-color"/>
    </style:style>
    <style:style style:name="T2_4" style:family="text">
      <style:text-properties fo:font-size="10pt" style:font-size-asian="10pt" style:font-size-complex="10pt" style:text-underline-style="solid" style:text-underline-color="font-color"/>
    </style:style>
    <style:style style:name="T2_5" style:family="text">
      <style:text-properties fo:font-size="10pt" style:font-size-asian="10pt" style:font-size-complex="10pt" style:text-underline-style="solid" style:text-underline-color="font-color"/>
    </style:style>
    <style:style style:name="P3" style:family="paragraph" style:parent-style-name="Standard">
      <style:paragraph-properties fo:text-align="center" fo:break-before="auto" fo:line-height="100%" style:writing-mode="lr-tb"/>
    </style:style>
    <style:style style:name="T3_1" style:family="text">
      <style:text-properties fo:font-size="18pt" style:font-size-asian="18pt" style:font-size-complex="18pt" fo:font-weight="bold" style:font-weight-asian="bold" style:font-weight-complex="bold"/>
    </style:style>
    <style:style style:name="T3_2" style:family="text">
      <style:text-properties fo:font-size="18pt" style:font-size-asian="18pt" style:font-size-complex="18pt" fo:font-weight="bold" style:font-weight-asian="bold" style:font-weight-complex="bold"/>
    </style:style>
    <style:style style:name="T3_3" style:family="text">
      <style:text-properties fo:font-size="18pt" style:font-size-asian="18pt" style:font-size-complex="18pt" fo:font-weight="bold" style:font-weight-asian="bold" style:font-weight-complex="bold"/>
    </style:style>
    <style:style style:name="P4" style:family="paragraph" style:parent-style-name="Standard">
      <style:paragraph-properties fo:text-align="right" fo:break-before="auto" fo:line-height="100%" fo:border-bottom="#808080 0.053cm solid" style:writing-mode="lr-tb"/>
      <style:text-properties fo:font-weight="bold" style:font-weight-asian="bold" style:font-weight-complex="bold"/>
    </style:style>
    <style:style style:name="P5" style:family="paragraph" style:parent-style-name="Standard">
      <style:paragraph-properties fo:break-before="auto" fo:line-height="100%" style:writing-mode="lr-tb"/>
      <style:text-properties fo:font-weight="bold" style:font-weight-asian="bold" style:font-weight-complex="bold"/>
    </style:style>
    <style:style style:name="P6" style:family="paragraph" style:parent-style-name="Standard">
      <style:paragraph-properties fo:break-before="auto" fo:line-height="100%" style:writing-mode="lr-tb"/>
    </style:style>
    <style:style style:name="T6_1" style:family="text">
      <style:text-properties fo:font-size="14pt" style:font-size-asian="14pt" style:font-size-complex="14pt"/>
    </style:style>
    <style:style style:name="T6_2" style:family="text">
      <style:text-properties fo:font-size="14pt" style:font-size-asian="14pt" style:font-size-complex="14pt"/>
    </style:style>
    <style:style style:name="T6_3" style:family="text">
      <style:text-properties fo:font-size="14pt" style:font-size-asian="14pt" style:font-size-complex="14pt"/>
    </style:style>
    <style:style style:name="P7" style:family="paragraph" style:parent-style-name="Standard">
      <style:paragraph-properties fo:break-before="auto" fo:line-height="100%" style:writing-mode="lr-tb"/>
    </style:style>
    <style:style style:name="T7_1" style:family="text">
      <style:text-properties fo:font-size="14pt" style:font-size-asian="14pt" style:font-size-complex="14pt"/>
    </style:style>
    <style:style style:name="T7_2" style:family="text">
      <style:text-properties fo:font-size="14pt" style:font-size-asian="14pt" style:font-size-complex="14pt"/>
    </style:style>
    <style:style style:name="T7_3" style:family="text">
      <style:text-properties fo:font-size="14pt" style:font-size-asian="14pt" style:font-size-complex="14pt"/>
    </style:style>
    <style:style style:name="P8" style:family="paragraph" style:parent-style-name="Standard">
      <style:paragraph-properties fo:break-before="auto" fo:line-height="100%" fo:border-bottom="#808080 0.053cm solid" style:writing-mode="lr-tb"/>
    </style:style>
    <style:style style:name="T8_1" style:family="text">
      <style:text-properties fo:font-size="14pt" style:font-size-asian="14pt" style:font-size-complex="14pt"/>
    </style:style>
    <style:style style:name="T8_2" style:family="text">
      <style:text-properties fo:font-size="14pt" style:font-size-asian="14pt" style:font-size-complex="14pt"/>
    </style:style>
    <style:style style:name="P9" style:family="paragraph" style:parent-style-name="Standard">
      <style:paragraph-properties fo:break-before="auto" fo:line-height="100%" style:writing-mode="lr-tb"/>
      <style:text-properties fo:font-size="10pt" style:font-size-asian="10pt" style:font-size-complex="10pt"/>
    </style:style>
    <style:style style:name="P10" style:family="paragraph" style:parent-style-name="Standard">
      <style:paragraph-properties fo:break-before="auto" fo:line-height="100%" style:writing-mode="lr-tb"/>
      <style:text-properties fo:font-size="10pt" style:font-size-asian="10pt" style:font-size-complex="10pt"/>
    </style:style>
    <style:style style:name="P11" style:family="paragraph" style:parent-style-name="Standard">
      <style:paragraph-properties fo:break-before="auto" fo:line-height="100%" style:writing-mode="lr-tb"/>
      <style:text-properties fo:font-size="10pt" style:font-size-asian="10pt" style:font-size-complex="10pt"/>
    </style:style>
    <style:style style:name="P12" style:family="paragraph" style:parent-style-name="Standard">
      <style:paragraph-properties fo:break-before="auto" fo:line-height="100%" style:writing-mode="lr-tb"/>
    </style:style>
    <style:style style:name="T12_1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12_2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12_3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12_4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12_5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12_6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12_7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P13" style:family="paragraph" style:parent-style-name="Standard">
      <style:paragraph-properties fo:break-before="auto" fo:line-height="100%" style:writing-mode="lr-tb"/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P14" style:family="paragraph" style:parent-style-name="Standard">
      <style:paragraph-properties fo:break-before="auto" fo:line-height="115%" fo:margin-top="0cm" style:writing-mode="lr-tb"/>
    </style:style>
    <style:style style:name="T14_1" style:family="text">
      <style:text-properties fo:font-weight="bold" style:font-weight-asian="bold" style:font-weight-complex="bold"/>
    </style:style>
    <style:style style:name="T14_2" style:family="text">
      <style:text-properties fo:font-weight="bold" style:font-weight-asian="bold" style:font-weight-complex="bold"/>
    </style:style>
    <style:style style:name="T14_3" style:family="text">
      <style:text-properties fo:font-weight="bold" style:font-weight-asian="bold" style:font-weight-complex="bold"/>
    </style:style>
    <style:style style:name="T14_4" style:family="text">
      <style:text-properties fo:font-weight="bold" style:font-weight-asian="bold" style:font-weight-complex="bold"/>
    </style:style>
    <style:style style:name="T14_5" style:family="text">
      <style:text-properties fo:font-weight="bold" style:font-weight-asian="bold" style:font-weight-complex="bold"/>
    </style:style>
    <style:style style:name="T14_6" style:family="text">
      <style:text-properties fo:font-weight="bold" style:font-weight-asian="bold" style:font-weight-complex="bold"/>
    </style:style>
    <style:style style:name="T14_7" style:family="text">
      <style:text-properties fo:font-weight="bold" style:font-weight-asian="bold" style:font-weight-complex="bold"/>
    </style:style>
    <style:style style:name="T14_8" style:family="text">
      <style:text-properties fo:font-weight="bold" style:font-weight-asian="bold" style:font-weight-complex="bold"/>
    </style:style>
    <style:style style:name="T14_9" style:family="text">
      <style:text-properties fo:font-weight="bold" style:font-weight-asian="bold" style:font-weight-complex="bold"/>
    </style:style>
    <style:style style:name="T14_10" style:family="text">
      <style:text-properties fo:font-weight="bold" style:font-weight-asian="bold" style:font-weight-complex="bold"/>
    </style:style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P15" style:family="paragraph" style:parent-style-name="Standard">
      <style:paragraph-properties fo:break-before="auto" fo:line-height="100%" fo:margin-top="0cm" style:writing-mode="lr-tb"/>
    </style:style>
    <style:style style:name="T15_1" style:family="text">
      <style:text-properties fo:font-weight="bold" style:font-weight-asian="bold" style:font-weight-complex="bold"/>
    </style:style>
    <style:style style:name="T15_2" style:family="text"/>
    <style:style style:name="P16" style:family="paragraph" style:parent-style-name="Standard">
      <style:paragraph-properties fo:break-before="auto" fo:line-height="100%" fo:margin-top="0cm" fo:margin-bottom="0cm" style:writing-mode="lr-tb"/>
    </style:style>
    <style:style style:name="T16_1" style:family="text">
      <style:text-properties fo:font-weight="bold" style:font-weight-asian="bold" style:font-weight-complex="bold"/>
    </style:style>
    <style:style style:name="T16_2" style:family="text"/>
    <style:style style:name="T16_3" style:family="text">
      <style:text-properties fo:font-weight="bold" style:font-weight-asian="bold" style:font-weight-complex="bold"/>
    </style:style>
    <style:style style:name="T16_4" style:family="text"/>
    <style:style style:name="T16_5" style:family="text"/>
    <style:style style:name="T16_6" style:family="text"/>
    <style:style style:name="P17" style:family="paragraph" style:parent-style-name="Standard">
      <style:paragraph-properties fo:break-before="auto" fo:text-indent="1.27cm" fo:line-height="100%" style:writing-mode="lr-tb"/>
    </style:style>
    <style:style style:name="T17_1" style:family="text">
      <style:text-properties fo:font-weight="bold" style:font-weight-asian="bold" style:font-weight-complex="bold"/>
    </style:style>
    <style:style style:name="T17_2" style:family="text"/>
    <style:style style:name="P18" style:family="paragraph" style:parent-style-name="Standard">
      <style:paragraph-properties fo:break-before="auto" fo:line-height="100%" fo:margin-top="0cm" fo:margin-bottom="0cm" style:writing-mode="lr-tb"/>
    </style:style>
    <style:style style:name="T18_1" style:family="text">
      <style:text-properties fo:font-weight="bold" style:font-weight-asian="bold" style:font-weight-complex="bold"/>
    </style:style>
    <style:style style:name="T18_2" style:family="text">
      <style:text-properties fo:font-weight="bold" style:font-weight-asian="bold" style:font-weight-complex="bold"/>
    </style:style>
    <style:style style:name="T18_3" style:family="text">
      <style:text-properties fo:font-weight="bold" style:font-weight-asian="bold" style:font-weight-complex="bold"/>
    </style:style>
    <style:style style:name="T18_4" style:family="text">
      <style:text-properties fo:font-weight="bold" style:font-weight-asian="bold" style:font-weight-complex="bold"/>
    </style:style>
    <style:style style:name="T18_5" style:family="text">
      <style:text-properties fo:font-weight="bold" style:font-weight-asian="bold" style:font-weight-complex="bold"/>
    </style:style>
    <style:style style:name="T18_6" style:family="text">
      <style:text-properties fo:font-weight="bold" style:font-weight-asian="bold" style:font-weight-complex="bold"/>
    </style:style>
    <style:style style:name="T18_7" style:family="text"/>
    <style:style style:name="P19" style:family="paragraph" style:parent-style-name="Standard">
      <style:paragraph-properties fo:break-before="auto" fo:line-height="100%" style:writing-mode="lr-tb"/>
    </style:style>
    <style:style style:name="T19_1" style:family="text"/>
    <style:style style:name="T19_2" style:family="text">
      <style:text-properties fo:font-weight="bold" style:font-weight-asian="bold" style:font-weight-complex="bold"/>
    </style:style>
    <style:style style:name="T19_3" style:family="text">
      <style:text-properties fo:font-weight="bold" style:font-weight-asian="bold" style:font-weight-complex="bold"/>
    </style:style>
    <style:style style:name="T19_4" style:family="text">
      <style:text-properties fo:font-weight="bold" style:font-weight-asian="bold" style:font-weight-complex="bold"/>
    </style:style>
    <style:style style:name="T19_5" style:family="text"/>
    <style:style style:name="P20" style:family="paragraph" style:parent-style-name="Standard">
      <style:paragraph-properties fo:break-before="auto" fo:line-height="100%" style:writing-mode="lr-tb"/>
    </style:style>
    <style:style style:name="T20_1" style:family="text"/>
    <style:style style:name="T20_2" style:family="text">
      <style:text-properties fo:font-weight="bold" style:font-weight-asian="bold" style:font-weight-complex="bold"/>
    </style:style>
    <style:style style:name="T20_3" style:family="text">
      <style:text-properties fo:font-weight="bold" style:font-weight-asian="bold" style:font-weight-complex="bold"/>
    </style:style>
    <style:style style:name="T20_4" style:family="text">
      <style:text-properties fo:font-weight="bold" style:font-weight-asian="bold" style:font-weight-complex="bold"/>
    </style:style>
    <style:style style:name="T20_5" style:family="text">
      <style:text-properties fo:font-weight="bold" style:font-weight-asian="bold" style:font-weight-complex="bold"/>
    </style:style>
    <style:style style:name="T20_6" style:family="text">
      <style:text-properties fo:font-weight="bold" style:font-weight-asian="bold" style:font-weight-complex="bold"/>
    </style:style>
    <style:style style:name="T20_7" style:family="text">
      <style:text-properties fo:font-weight="bold" style:font-weight-asian="bold" style:font-weight-complex="bold"/>
    </style:style>
    <style:style style:name="T20_8" style:family="text"/>
    <style:style style:name="P21" style:family="paragraph" style:parent-style-name="Standard">
      <style:paragraph-properties fo:break-before="auto" fo:line-height="100%" style:writing-mode="lr-tb"/>
    </style:style>
    <style:style style:name="T21_1" style:family="text"/>
    <style:style style:name="T21_2" style:family="text">
      <style:text-properties fo:font-weight="bold" style:font-weight-asian="bold" style:font-weight-complex="bold"/>
    </style:style>
    <style:style style:name="T21_3" style:family="text">
      <style:text-properties fo:font-weight="bold" style:font-weight-asian="bold" style:font-weight-complex="bold"/>
    </style:style>
    <style:style style:name="T21_4" style:family="text">
      <style:text-properties fo:font-weight="bold" style:font-weight-asian="bold" style:font-weight-complex="bold"/>
    </style:style>
    <style:style style:name="T21_5" style:family="text"/>
    <style:style style:name="P22" style:family="paragraph" style:parent-style-name="Standard">
      <style:paragraph-properties fo:break-before="auto" fo:line-height="100%" style:writing-mode="lr-tb"/>
    </style:style>
    <style:style style:name="T22_1" style:family="text"/>
    <style:style style:name="P23" style:family="paragraph" style:parent-style-name="Standard">
      <style:paragraph-properties fo:break-before="auto" fo:line-height="100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T23_23" style:family="text"/>
    <style:style style:name="T23_24" style:family="text"/>
    <style:style style:name="T23_25" style:family="text"/>
    <style:style style:name="T23_26" style:family="text"/>
    <style:style style:name="T23_27" style:family="text"/>
    <style:style style:name="T23_28" style:family="text"/>
    <style:style style:name="T23_29" style:family="text"/>
    <style:style style:name="T23_30" style:family="text"/>
    <style:style style:name="T23_31" style:family="text"/>
    <style:style style:name="T23_32" style:family="text"/>
    <style:style style:name="T23_33" style:family="text"/>
    <style:style style:name="T23_34" style:family="text"/>
    <style:style style:name="T23_35" style:family="text"/>
    <style:style style:name="T23_36" style:family="text"/>
    <style:style style:name="T23_37" style:family="text"/>
    <style:style style:name="P24" style:family="paragraph" style:parent-style-name="Standard">
      <style:paragraph-properties fo:break-before="auto" fo:line-height="100%" style:writing-mode="lr-tb"/>
    </style:style>
    <style:style style:name="P25" style:family="paragraph" style:parent-style-name="Standard">
      <style:paragraph-properties fo:break-before="auto" fo:text-indent="0cm" fo:line-height="100%" fo:margin-left="0cm" style:writing-mode="lr-tb"/>
    </style:style>
    <style:style style:name="P26" style:family="paragraph" style:parent-style-name="Standard">
      <style:paragraph-properties fo:break-before="auto" fo:text-indent="0cm" fo:line-height="100%" fo:margin-left="0cm" style:writing-mode="lr-tb"/>
    </style:style>
    <style:style style:name="P27" style:family="paragraph" style:parent-style-name="Standard">
      <style:paragraph-properties fo:break-before="auto" fo:line-height="100%" style:writing-mode="lr-tb"/>
    </style:style>
    <style:style style:name="P28" style:family="paragraph" style:parent-style-name="Standard">
      <style:paragraph-properties fo:break-before="auto" fo:line-height="100%" style:writing-mode="lr-tb"/>
    </style:style>
    <style:style style:name="P29" style:family="paragraph" style:parent-style-name="Standard">
      <style:paragraph-properties fo:break-before="auto" fo:line-height="100%" style:writing-mode="lr-tb"/>
    </style:style>
    <style:style style:name="P30" style:family="paragraph" style:parent-style-name="Standard">
      <style:paragraph-properties fo:break-before="auto" fo:line-height="100%" style:writing-mode="lr-tb"/>
    </style:style>
    <style:style style:name="P31" style:family="paragraph" style:parent-style-name="Standard">
      <style:paragraph-properties fo:break-before="page" fo:line-height="100%" style:writing-mode="lr-tb"/>
    </style:style>
    <style:style style:name="P32" style:family="paragraph" style:parent-style-name="Standard">
      <style:paragraph-properties fo:break-before="auto" fo:line-height="100%" style:writing-mode="lr-tb"/>
    </style:style>
    <style:style style:name="T32_1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32_2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32_3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32_4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32_5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P33" style:family="paragraph" style:parent-style-name="Standard">
      <style:paragraph-properties fo:break-before="auto" fo:line-height="115%" style:writing-mode="lr-tb"/>
    </style:style>
    <style:style style:name="P34" style:family="paragraph" style:parent-style-name="Standard">
      <style:paragraph-properties fo:break-before="auto" fo:line-height="100%" fo:margin-top="0cm" style:writing-mode="lr-tb"/>
    </style:style>
    <style:style style:name="T34_1" style:family="text"/>
    <style:style style:name="P35" style:family="paragraph" style:parent-style-name="Standard">
      <style:paragraph-properties fo:break-before="auto" fo:line-height="100%" fo:margin-top="0cm" style:writing-mode="lr-tb"/>
    </style:style>
    <style:style style:name="T35_1" style:family="text">
      <style:text-properties fo:font-weight="bold" style:font-weight-asian="bold" style:font-weight-complex="bold"/>
    </style:style>
    <style:style style:name="T35_2" style:family="text">
      <style:text-properties fo:font-weight="bold" style:font-weight-asian="bold" style:font-weight-complex="bold"/>
    </style:style>
    <style:style style:name="T35_3" style:family="text">
      <style:text-properties fo:font-weight="bold" style:font-weight-asian="bold" style:font-weight-complex="bold"/>
    </style:style>
    <style:style style:name="T35_4" style:family="text">
      <style:text-properties fo:font-weight="bold" style:font-weight-asian="bold" style:font-weight-complex="bold"/>
    </style:style>
    <style:style style:name="T35_5" style:family="text">
      <style:text-properties fo:font-weight="bold" style:font-weight-asian="bold" style:font-weight-complex="bold"/>
    </style:style>
    <style:style style:name="T35_6" style:family="text">
      <style:text-properties fo:font-weight="bold" style:font-weight-asian="bold" style:font-weight-complex="bold"/>
    </style:style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P36" style:family="paragraph" style:parent-style-name="Standard">
      <style:paragraph-properties fo:break-before="auto" fo:line-height="115%" fo:margin-top="0cm" fo:margin-bottom="0cm" style:writing-mode="lr-tb"/>
    </style:style>
    <style:style style:name="T36_1" style:family="text">
      <style:text-properties fo:font-weight="bold" style:font-weight-asian="bold" style:font-weight-complex="bold" style:text-underline-style="solid" style:text-underline-color="font-color"/>
    </style:style>
    <style:style style:name="T36_2" style:family="text">
      <style:text-properties fo:font-weight="bold" style:font-weight-asian="bold" style:font-weight-complex="bold" style:text-underline-style="solid" style:text-underline-color="font-color"/>
    </style:style>
    <style:style style:name="T36_3" style:family="text">
      <style:text-properties fo:font-weight="bold" style:font-weight-asian="bold" style:font-weight-complex="bold" style:text-underline-style="solid" style:text-underline-color="font-color"/>
    </style:style>
    <style:style style:name="T36_4" style:family="text">
      <style:text-properties fo:font-weight="bold" style:font-weight-asian="bold" style:font-weight-complex="bold" style:text-underline-style="solid" style:text-underline-color="font-color"/>
    </style:style>
    <style:style style:name="T36_5" style:family="text">
      <style:text-properties fo:font-weight="bold" style:font-weight-asian="bold" style:font-weight-complex="bold" style:text-underline-style="solid" style:text-underline-color="font-color"/>
    </style:style>
    <style:style style:name="T36_6" style:family="text">
      <style:text-properties fo:font-weight="bold" style:font-weight-asian="bold" style:font-weight-complex="bold" style:text-underline-style="solid" style:text-underline-color="font-color"/>
    </style:style>
    <style:style style:name="P37" style:family="paragraph" style:parent-style-name="Standard">
      <style:paragraph-properties fo:break-before="auto" fo:text-indent="1.27cm" fo:line-height="115%" style:writing-mode="lr-tb"/>
    </style:style>
    <style:style style:name="T37_1" style:family="text">
      <style:text-properties fo:font-weight="bold" style:font-weight-asian="bold" style:font-weight-complex="bold"/>
    </style:style>
    <style:style style:name="T37_2" style:family="text">
      <style:text-properties fo:font-weight="bold" style:font-weight-asian="bold" style:font-weight-complex="bold"/>
    </style:style>
    <style:style style:name="T37_3" style:family="text">
      <style:text-properties fo:font-weight="bold" style:font-weight-asian="bold" style:font-weight-complex="bold"/>
    </style:style>
    <style:style style:name="T37_4" style:family="text">
      <style:text-properties fo:font-weight="bold" style:font-weight-asian="bold" style:font-weight-complex="bold"/>
    </style:style>
    <style:style style:name="T37_5" style:family="text"/>
    <style:style style:name="T37_6" style:family="text"/>
    <style:style style:name="T37_7" style:family="text"/>
    <style:style style:name="P38" style:family="paragraph" style:parent-style-name="Standard">
      <style:paragraph-properties fo:break-before="auto" fo:text-indent="1.27cm" fo:line-height="115%" style:writing-mode="lr-tb"/>
    </style:style>
    <style:style style:name="T38_1" style:family="text">
      <style:text-properties fo:font-weight="bold" style:font-weight-asian="bold" style:font-weight-complex="bold"/>
    </style:style>
    <style:style style:name="T38_2" style:family="text">
      <style:text-properties fo:font-weight="bold" style:font-weight-asian="bold" style:font-weight-complex="bold"/>
    </style:style>
    <style:style style:name="T38_3" style:family="text">
      <style:text-properties fo:font-weight="bold" style:font-weight-asian="bold" style:font-weight-complex="bold"/>
    </style:style>
    <style:style style:name="T38_4" style:family="text">
      <style:text-properties fo:font-weight="bold" style:font-weight-asian="bold" style:font-weight-complex="bold"/>
    </style:style>
    <style:style style:name="T38_5" style:family="text"/>
    <style:style style:name="P39" style:family="paragraph" style:parent-style-name="Standard">
      <style:paragraph-properties fo:break-before="auto" fo:text-indent="1.27cm" fo:line-height="115%" fo:margin-left="0cm" style:writing-mode="lr-tb"/>
    </style:style>
    <style:style style:name="T39_1" style:family="text">
      <style:text-properties fo:font-weight="bold" style:font-weight-asian="bold" style:font-weight-complex="bold"/>
    </style:style>
    <style:style style:name="T39_2" style:family="text">
      <style:text-properties fo:font-weight="bold" style:font-weight-asian="bold" style:font-weight-complex="bold"/>
    </style:style>
    <style:style style:name="T39_3" style:family="text">
      <style:text-properties fo:font-weight="bold" style:font-weight-asian="bold" style:font-weight-complex="bold"/>
    </style:style>
    <style:style style:name="T39_4" style:family="text">
      <style:text-properties fo:font-weight="bold" style:font-weight-asian="bold" style:font-weight-complex="bold"/>
    </style:style>
    <style:style style:name="T39_5" style:family="text"/>
    <style:style style:name="P40" style:family="paragraph" style:parent-style-name="Standard">
      <style:paragraph-properties fo:break-before="auto" fo:line-height="115%" style:writing-mode="lr-tb"/>
    </style:style>
    <style:style style:name="T40_1" style:family="text"/>
    <style:style style:name="P41" style:family="paragraph" style:parent-style-name="Standard">
      <style:paragraph-properties fo:break-before="auto" fo:line-height="100%" fo:margin-top="0cm" fo:margin-bottom="0cm" style:writing-mode="lr-tb"/>
    </style:style>
    <style:style style:name="T41_1" style:family="text">
      <style:text-properties fo:font-weight="bold" style:font-weight-asian="bold" style:font-weight-complex="bold" style:text-underline-style="solid" style:text-underline-color="font-color"/>
    </style:style>
    <style:style style:name="T41_2" style:family="text">
      <style:text-properties fo:font-weight="bold" style:font-weight-asian="bold" style:font-weight-complex="bold" style:text-underline-style="solid" style:text-underline-color="font-color"/>
    </style:style>
    <style:style style:name="T41_3" style:family="text">
      <style:text-properties fo:font-weight="bold" style:font-weight-asian="bold" style:font-weight-complex="bold" style:text-underline-style="solid" style:text-underline-color="font-color"/>
    </style:style>
    <style:style style:name="T41_4" style:family="text">
      <style:text-properties fo:font-weight="bold" style:font-weight-asian="bold" style:font-weight-complex="bold" style:text-underline-style="solid" style:text-underline-color="font-color"/>
    </style:style>
    <style:style style:name="T41_5" style:family="text">
      <style:text-properties fo:font-weight="bold" style:font-weight-asian="bold" style:font-weight-complex="bold" style:text-underline-style="solid" style:text-underline-color="font-color"/>
    </style:style>
    <style:style style:name="T41_6" style:family="text">
      <style:text-properties fo:font-weight="bold" style:font-weight-asian="bold" style:font-weight-complex="bold" style:text-underline-style="solid" style:text-underline-color="font-color"/>
    </style:style>
    <style:style style:name="T41_7" style:family="text">
      <style:text-properties fo:font-weight="bold" style:font-weight-asian="bold" style:font-weight-complex="bold" style:text-underline-style="solid" style:text-underline-color="font-color"/>
    </style:style>
    <style:style style:name="T41_8" style:family="text">
      <style:text-properties fo:font-weight="bold" style:font-weight-asian="bold" style:font-weight-complex="bold" style:text-underline-style="solid" style:text-underline-color="font-color"/>
    </style:style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T41_25" style:family="text"/>
    <style:style style:name="T41_26" style:family="text"/>
    <style:style style:name="T41_27" style:family="text"/>
    <style:style style:name="T41_28" style:family="text"/>
    <style:style style:name="T41_29" style:family="text"/>
    <style:style style:name="T41_30" style:family="text"/>
    <style:style style:name="T41_31" style:family="text"/>
    <style:style style:name="T41_32" style:family="text"/>
    <style:style style:name="T41_33" style:family="text"/>
    <style:style style:name="T41_34" style:family="text"/>
    <style:style style:name="T41_35" style:family="text"/>
    <style:style style:name="T41_36" style:family="text"/>
    <style:style style:name="T41_37" style:family="text"/>
    <style:style style:name="T41_38" style:family="text"/>
    <style:style style:name="T41_39" style:family="text"/>
    <style:style style:name="T41_40" style:family="text"/>
    <style:style style:name="T41_41" style:family="text"/>
    <style:style style:name="T41_42" style:family="text"/>
    <style:style style:name="T41_43" style:family="text"/>
    <style:style style:name="T41_44" style:family="text"/>
    <style:style style:name="T41_45" style:family="text"/>
    <style:style style:name="T41_46" style:family="text"/>
    <style:style style:name="T41_47" style:family="text"/>
    <style:style style:name="T41_48" style:family="text"/>
    <style:style style:name="T41_49" style:family="text"/>
    <style:style style:name="T41_50" style:family="text"/>
    <style:style style:name="T41_51" style:family="text"/>
    <style:style style:name="T41_52" style:family="text"/>
    <style:style style:name="T41_53" style:family="text"/>
    <style:style style:name="T41_54" style:family="text"/>
    <style:style style:name="T41_55" style:family="text"/>
    <style:style style:name="T41_56" style:family="text"/>
    <style:style style:name="T41_57" style:family="text"/>
    <style:style style:name="T41_58" style:family="text"/>
    <style:style style:name="T41_59" style:family="text"/>
    <style:style style:name="T41_60" style:family="text"/>
    <style:style style:name="T41_61" style:family="text"/>
    <style:style style:name="T41_62" style:family="text"/>
    <style:style style:name="T41_63" style:family="text"/>
    <style:style style:name="T41_64" style:family="text"/>
    <style:style style:name="T41_65" style:family="text"/>
    <style:style style:name="T41_66" style:family="text"/>
    <style:style style:name="T41_67" style:family="text"/>
    <style:style style:name="T41_68" style:family="text"/>
    <style:style style:name="T41_69" style:family="text"/>
    <style:style style:name="P42" style:family="paragraph" style:parent-style-name="Standard">
      <style:paragraph-properties fo:break-before="auto" fo:line-height="100%" style:writing-mode="lr-tb"/>
    </style:style>
    <style:style style:name="P43" style:family="paragraph" style:parent-style-name="Standard">
      <style:paragraph-properties fo:break-before="auto" fo:line-height="100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P44" style:family="paragraph" style:parent-style-name="Standard">
      <style:paragraph-properties fo:break-before="auto" fo:line-height="100%" style:writing-mode="lr-tb"/>
    </style:style>
    <style:style style:name="Table1" style:family="table">
      <style:table-properties table:align="left" style:width="5.715cm" fo:margin-left="5.556cm"/>
    </style:style>
    <style:style style:name="Column1" style:family="table-column">
      <style:table-column-properties style:column-width="2.699cm"/>
    </style:style>
    <style:style style:name="Column2" style:family="table-column">
      <style:table-column-properties style:column-width="3.016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2" style:family="table-row"/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/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" style:family="table-row"/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1" style:family="table-row"/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7" style:family="paragraph" style:parent-style-name="Standard">
      <style:paragraph-properties fo:break-before="auto" fo:line-height="100%" style:writing-mode="lr-tb"/>
    </style:style>
  </office:automatic-styles>
  <office:body>
    <office:text>
      <text:p text:style-name="P1"><text:span text:style-name="T1_1"><text:tab/><text:s/><text:tab/><text:s/><text:tab/></text:span></text:p>
      <text:p text:style-name="P2"><text:span text:style-name="T2_1">COL</text:span><text:span text:style-name="T2_2">-774<text:s/>:<text:s/></text:span><text:span text:style-name="T2_3">Machine</text:span><text:span text:style-name="T2_4"><text:s/></text:span><text:span text:style-name="T2_5">Learning</text:span></text:p>
      <text:p text:style-name="P3"><text:span text:style-name="T3_1">Assignment</text:span><text:span text:style-name="T3_2"><text:s/>2<text:s/></text:span><text:span text:style-name="T3_3">Writeup</text:span></text:p>
      <text:p text:style-name="P4"/>
      <text:p text:style-name="P5"/>
      <text:p text:style-name="P6"><text:span text:style-name="T6_1">Akshay</text:span><text:span text:style-name="T6_2"><text:s/></text:span><text:span text:style-name="T6_3">Jain</text:span></text:p>
      <text:p text:style-name="P7"><text:span text:style-name="T7_1">2014</text:span><text:span text:style-name="T7_2">MCS</text:span><text:span text:style-name="T7_3">2116</text:span></text:p>
      <text:p text:style-name="P8"><text:span text:style-name="T8_1">Group</text:span><text:span text:style-name="T8_2"><text:s/>7</text:span></text:p>
      <text:p text:style-name="P9"/>
      <text:p text:style-name="P10"/>
      <text:p text:style-name="P11"/>
      <text:p text:style-name="P12"><text:span text:style-name="T12_1">Q</text:span><text:span text:style-name="T12_2">1.<text:s/></text:span><text:span text:style-name="T12_3">Internet</text:span><text:span text:style-name="T12_4"><text:s/></text:span><text:span text:style-name="T12_5">Advertisement</text:span><text:span text:style-name="T12_6"><text:s/></text:span><text:span text:style-name="T12_7">Classification</text:span></text:p>
      <text:p text:style-name="P13"/>
      <text:list text:style-name="LS1" xml:id="list0">
        <text:list-item>
          <text:p text:style-name="P14"><text:span text:style-name="T14_1">Set</text:span><text:span text:style-name="T14_2"><text:s/></text:span><text:span text:style-name="T14_3">of</text:span><text:span text:style-name="T14_4"><text:s/></text:span><text:span text:style-name="T14_5">support</text:span><text:span text:style-name="T14_6"><text:s/></text:span><text:span text:style-name="T14_7">vectors</text:span><text:span text:style-name="T14_8"><text:s/></text:span><text:span text:style-name="T14_9">obtained</text:span><text:span text:style-name="T14_10"><text:s/>:</text:span><text:span text:style-name="T14_11"><text:s/>307<text:s/></text:span><text:span text:style-name="T14_12">support</text:span><text:span text:style-name="T14_13"><text:s/></text:span><text:span text:style-name="T14_14">vectors</text:span><text:span text:style-name="T14_15"><text:s/>{<text:s/>0.000001<text:s/>&lt;<text:s/></text:span><text:span text:style-name="T14_16">alpha</text:span><text:span text:style-name="T14_17"><text:s/>&lt;<text:s/>0.999999<text:s/>}<text:s/><text:tab/><text:tab/></text:span></text:p>
        </text:list-item>
        <text:list-item>
          <text:p text:style-name="P15"><text:span text:style-name="T15_1">Accuracy</text:span><text:span text:style-name="T15_2"><text:s/><text:tab/><text:tab/><text:tab/>:<text:s/>98.202<text:s/>%<text:s/></text:span></text:p>
        </text:list-item>
        <text:list-item>
          <text:p text:style-name="P16"><text:span text:style-name="T16_1">Support</text:span><text:span text:style-name="T16_2"><text:s/></text:span><text:span text:style-name="T16_3">Vectors</text:span><text:span text:style-name="T16_4"><text:s/><text:tab/><text:tab/>:<text:s/>2133<text:s/>{0.000001<text:s/>&lt;<text:s/></text:span><text:span text:style-name="T16_5">alpha</text:span><text:span text:style-name="T16_6"><text:s/>&lt;<text:s/>0.999999<text:s/>}<text:tab/></text:span></text:p>
        </text:list-item>
      </text:list>
      <text:p text:style-name="P17"><text:span text:style-name="T17_1">Accuracy</text:span><text:span text:style-name="T17_2"><text:tab/><text:tab/><text:tab/>:<text:s/>98.873%</text:span></text:p>
      <text:list text:style-name="LS1" xml:id="list3" text:continue-list="list0">
        <text:list-item>
          <text:p text:style-name="P18"><text:span text:style-name="T18_1">Support</text:span><text:span text:style-name="T18_2"><text:s/></text:span><text:span text:style-name="T18_3">Vectors</text:span><text:span text:style-name="T18_4"><text:s/></text:span><text:span text:style-name="T18_5">linear</text:span><text:span text:style-name="T18_6"><text:tab/></text:span><text:span text:style-name="T18_7">:<text:s/>69</text:span></text:p>
        </text:list-item>
      </text:list>
      <text:p text:style-name="P19"><text:span text:style-name="T19_1"><text:tab/></text:span><text:span text:style-name="T19_2">Accuracy</text:span><text:span text:style-name="T19_3"><text:s/></text:span><text:span text:style-name="T19_4">linear</text:span><text:span text:style-name="T19_5"><text:s/><text:tab/><text:tab/>:<text:s/>98.20<text:s/>%<text:s/></text:span></text:p>
      <text:p text:style-name="P20"><text:span text:style-name="T20_1"><text:tab/></text:span><text:span text:style-name="T20_2">Support</text:span><text:span text:style-name="T20_3"><text:s/></text:span><text:span text:style-name="T20_4">Vectors</text:span><text:span text:style-name="T20_5"><text:s/></text:span><text:span text:style-name="T20_6">linear</text:span><text:span text:style-name="T20_7"><text:tab/></text:span><text:span text:style-name="T20_8">:<text:s/>646<text:s/></text:span></text:p>
      <text:p text:style-name="P21"><text:span text:style-name="T21_1"><text:tab/></text:span><text:span text:style-name="T21_2">Accuracy</text:span><text:span text:style-name="T21_3"><text:s/></text:span><text:span text:style-name="T21_4">linear</text:span><text:span text:style-name="T21_5"><text:s/><text:tab/><text:tab/>:<text:s/>98.71<text:s/>%<text:s/></text:span></text:p>
      <text:p text:style-name="P22"><text:span text:style-name="T22_1"><text:tab/></text:span></text:p>
      <text:p text:style-name="P23"><text:span text:style-name="T23_1"><text:tab/></text:span><text:span text:style-name="T23_2">The</text:span><text:span text:style-name="T23_3"><text:s/></text:span><text:span text:style-name="T23_4">accuracies</text:span><text:span text:style-name="T23_5"><text:s/></text:span><text:span text:style-name="T23_6">obtained</text:span><text:span text:style-name="T23_7"><text:s/></text:span><text:span text:style-name="T23_8">by</text:span><text:span text:style-name="T23_9"><text:s/></text:span><text:span text:style-name="T23_10">LibSVM</text:span><text:span text:style-name="T23_11"><text:s/></text:span><text:span text:style-name="T23_12">are</text:span><text:span text:style-name="T23_13"><text:s/></text:span><text:span text:style-name="T23_14">almost</text:span><text:span text:style-name="T23_15"><text:s/></text:span><text:span text:style-name="T23_16">at</text:span><text:span text:style-name="T23_17"><text:s/></text:span><text:span text:style-name="T23_18">par</text:span><text:span text:style-name="T23_19"><text:s/></text:span><text:span text:style-name="T23_20">with</text:span><text:span text:style-name="T23_21"><text:s/></text:span><text:span text:style-name="T23_22">those</text:span><text:span text:style-name="T23_23"><text:s/></text:span><text:span text:style-name="T23_24">obtained</text:span><text:span text:style-name="T23_25"><text:s/></text:span><text:span text:style-name="T23_26">by</text:span><text:span text:style-name="T23_27"><text:s/></text:span><text:span text:style-name="T23_28">the</text:span><text:span text:style-name="T23_29"><text:s/></text:span><text:span text:style-name="T23_30">implementation</text:span><text:span text:style-name="T23_31"><text:s/></text:span><text:span text:style-name="T23_32">using</text:span><text:span text:style-name="T23_33"><text:s/></text:span><text:span text:style-name="T23_34">CVX</text:span><text:span text:style-name="T23_35"><text:s/></text:span><text:span text:style-name="T23_36">package</text:span><text:span text:style-name="T23_37">.<text:s/></text:span></text:p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><text:span text:style-name="T32_1">Q</text:span><text:span text:style-name="T32_2">2.<text:s/></text:span><text:span text:style-name="T32_3">Digit</text:span><text:span text:style-name="T32_4"><text:s/></text:span><text:span text:style-name="T32_5">Recognition</text:span></text:p>
      <text:p text:style-name="P33"/>
      <text:list text:style-name="LS2" xml:id="list4">
        <text:list-item>
          <text:p text:style-name="P34"><text:span text:style-name="T34_1">--</text:span></text:p>
        </text:list-item>
        <text:list-item>
          <text:p text:style-name="P35"><text:span text:style-name="T35_1">Stopping</text:span><text:span text:style-name="T35_2"><text:s/></text:span><text:span text:style-name="T35_3">Criteria</text:span><text:span text:style-name="T35_4"><text:s/></text:span><text:span text:style-name="T35_5">used</text:span><text:span text:style-name="T35_6"><text:s/></text:span><text:span text:style-name="T35_7"><text:tab/><text:tab/>:<text:s/></text:span><text:span text:style-name="T35_8">Error</text:span><text:span text:style-name="T35_9">_</text:span><text:span text:style-name="T35_10">Value</text:span><text:span text:style-name="T35_11"><text:s/>&lt;<text:s/>0.0001</text:span></text:p>
        </text:list-item>
        <text:list-item>
          <text:p text:style-name="P36"><text:span text:style-name="T36_1">Binary</text:span><text:span text:style-name="T36_2"><text:s/></text:span><text:span text:style-name="T36_3">Neural</text:span><text:span text:style-name="T36_4"><text:s/></text:span><text:span text:style-name="T36_5">Network</text:span><text:span text:style-name="T36_6"><text:s/></text:span></text:p>
        </text:list-item>
      </text:list>
      <text:p text:style-name="P37"><text:span text:style-name="T37_1">Training</text:span><text:span text:style-name="T37_2"><text:s/></text:span><text:span text:style-name="T37_3">Time</text:span><text:span text:style-name="T37_4"><text:s/><text:tab/><text:tab/></text:span><text:span text:style-name="T37_5"><text:tab/>:<text:s/>8</text:span><text:span text:style-name="T37_6">s</text:span><text:span text:style-name="T37_7"><text:s/><text:tab/></text:span></text:p>
      <text:p text:style-name="P38"><text:span text:style-name="T38_1">Accuracy</text:span><text:span text:style-name="T38_2"><text:s/></text:span><text:span text:style-name="T38_3">Digit</text:span><text:span text:style-name="T38_4"><text:s/>3<text:s/><text:tab/><text:tab/><text:tab/></text:span><text:span text:style-name="T38_5">:<text:s/>96.83<text:s/>%<text:tab/><text:tab/></text:span></text:p>
      <text:p text:style-name="P39"><text:span text:style-name="T39_1">Accuracy</text:span><text:span text:style-name="T39_2"><text:s/></text:span><text:span text:style-name="T39_3">Digit</text:span><text:span text:style-name="T39_4"><text:s/>8<text:s/><text:tab/><text:tab/><text:tab/></text:span><text:span text:style-name="T39_5">:<text:s/>95.68<text:s/>%</text:span></text:p>
      <text:p text:style-name="P40"><text:span text:style-name="T40_1"><text:tab/><text:tab/><text:tab/><text:s/><text:tab/><text:tab/><text:s/><text:tab/><text:s/><text:tab/></text:span></text:p>
      <text:list text:style-name="LS2" xml:id="list7" text:continue-list="list4">
        <text:list-item>
          <text:p text:style-name="P41"><text:span text:style-name="T41_1">Multi</text:span><text:span text:style-name="T41_2">-</text:span><text:span text:style-name="T41_3">Class</text:span><text:span text:style-name="T41_4"><text:s/></text:span><text:span text:style-name="T41_5">Neural</text:span><text:span text:style-name="T41_6"><text:s/></text:span><text:span text:style-name="T41_7">Network</text:span><text:span text:style-name="T41_8">:</text:span><text:span text:style-name="T41_9"><text:s/></text:span><text:span text:style-name="T41_10">We</text:span><text:span text:style-name="T41_11"><text:s/></text:span><text:span text:style-name="T41_12">need</text:span><text:span text:style-name="T41_13"><text:s/>4<text:s/></text:span><text:span text:style-name="T41_14">output</text:span><text:span text:style-name="T41_15"><text:s/></text:span><text:span text:style-name="T41_16">units</text:span><text:span text:style-name="T41_17"><text:s/></text:span><text:span text:style-name="T41_18">using</text:span><text:span text:style-name="T41_19"><text:s/></text:span><text:span text:style-name="T41_20">which</text:span><text:span text:style-name="T41_21"><text:s/></text:span><text:span text:style-name="T41_22">we</text:span><text:span text:style-name="T41_23"><text:s/></text:span><text:span text:style-name="T41_24">can</text:span><text:span text:style-name="T41_25"><text:s/></text:span><text:span text:style-name="T41_26">represent</text:span><text:span text:style-name="T41_27"><text:s/><text:tab/>16<text:s/></text:span><text:span text:style-name="T41_28">different</text:span><text:span text:style-name="T41_29"><text:s/></text:span><text:span text:style-name="T41_30">outputs</text:span><text:span text:style-name="T41_31"><text:s/>(<text:s/></text:span><text:span text:style-name="T41_32">we</text:span><text:span text:style-name="T41_33"><text:s/></text:span><text:span text:style-name="T41_34">need</text:span><text:span text:style-name="T41_35"><text:s/></text:span><text:span text:style-name="T41_36">only</text:span><text:span text:style-name="T41_37"><text:s/>10<text:s/>)<text:s/>.</text:span><text:span text:style-name="T41_38">Also</text:span><text:span text:style-name="T41_39"><text:s/></text:span><text:span text:style-name="T41_40">the</text:span><text:span text:style-name="T41_41"><text:s/></text:span><text:span text:style-name="T41_42">training</text:span><text:span text:style-name="T41_43"><text:s/></text:span><text:span text:style-name="T41_44">time</text:span><text:span text:style-name="T41_45"><text:s/></text:span><text:span text:style-name="T41_46">is</text:span><text:span text:style-name="T41_47"><text:s/></text:span><text:span text:style-name="T41_48">more</text:span><text:span text:style-name="T41_49"><text:s/></text:span><text:span text:style-name="T41_50">than</text:span><text:span text:style-name="T41_51"><text:s/></text:span><text:span text:style-name="T41_52">that</text:span><text:span text:style-name="T41_53"><text:s/></text:span><text:span text:style-name="T41_54">of</text:span><text:span text:style-name="T41_55"><text:s/></text:span><text:span text:style-name="T41_56">the</text:span><text:span text:style-name="T41_57"><text:s/></text:span><text:span text:style-name="T41_58">binary</text:span><text:span text:style-name="T41_59"><text:s/></text:span><text:span text:style-name="T41_60">setting</text:span><text:span text:style-name="T41_61"><text:s/>(<text:s/></text:span><text:span text:style-name="T41_62">which</text:span><text:span text:style-name="T41_63"><text:s/></text:span><text:span text:style-name="T41_64">is</text:span><text:span text:style-name="T41_65"><text:s/></text:span><text:span text:style-name="T41_66">around</text:span><text:span text:style-name="T41_67"><text:s/>4<text:s/>–<text:s/>5<text:s/></text:span><text:span text:style-name="T41_68">mins</text:span><text:span text:style-name="T41_69"><text:s/>).<text:s/><text:tab/></text:span></text:p>
        </text:list-item>
      </text:list>
      <text:p text:style-name="P42"/>
      <text:p text:style-name="P43"><text:span text:style-name="T43_1"><text:tab/></text:span><text:span text:style-name="T43_2">Here</text:span><text:span text:style-name="T43_3"><text:s/></text:span><text:span text:style-name="T43_4">are</text:span><text:span text:style-name="T43_5"><text:s/></text:span><text:span text:style-name="T43_6">the</text:span><text:span text:style-name="T43_7"><text:s/></text:span><text:span text:style-name="T43_8">accuracies</text:span><text:span text:style-name="T43_9"><text:s/></text:span><text:span text:style-name="T43_10">for</text:span><text:span text:style-name="T43_11"><text:s/></text:span><text:span text:style-name="T43_12">each</text:span><text:span text:style-name="T43_13"><text:s/></text:span><text:span text:style-name="T43_14">digit</text:span><text:span text:style-name="T43_15"><text:s/>:<text:s text:c="2"/></text:span></text:p>
      <text:p text:style-name="P44"/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45"><text:span text:style-name="T45_1">Digit</text:span><text:span text:style-name="T45_2"><text:s/></text:span></text:p>
          </table:table-cell>
          <table:table-cell table:style-name="Cell2">
            <text:p text:style-name="P46"><text:span text:style-name="T46_1">Accuracy</text:span><text:span text:style-name="T46_2">(%)<text:s/></text:span></text:p>
          </table:table-cell>
        </table:table-row>
        <table:table-row table:style-name="Row2">
          <table:table-cell table:style-name="Cell3">
            <text:p text:style-name="P47"><text:span text:style-name="T47_1">0</text:span></text:p>
          </table:table-cell>
          <table:table-cell table:style-name="Cell4">
            <text:p text:style-name="P48"><text:span text:style-name="T48_1">95.71%</text:span></text:p>
          </table:table-cell>
        </table:table-row>
        <table:table-row table:style-name="Row3">
          <table:table-cell table:style-name="Cell5">
            <text:p text:style-name="P49"><text:span text:style-name="T49_1">1</text:span></text:p>
          </table:table-cell>
          <table:table-cell table:style-name="Cell6">
            <text:p text:style-name="P50"><text:span text:style-name="T50_1">97.27%</text:span></text:p>
          </table:table-cell>
        </table:table-row>
        <table:table-row table:style-name="Row4">
          <table:table-cell table:style-name="Cell7">
            <text:p text:style-name="P51"><text:span text:style-name="T51_1">2</text:span></text:p>
          </table:table-cell>
          <table:table-cell table:style-name="Cell8">
            <text:p text:style-name="P52"><text:span text:style-name="T52_1">91.28%</text:span></text:p>
          </table:table-cell>
        </table:table-row>
        <table:table-row table:style-name="Row5">
          <table:table-cell table:style-name="Cell9">
            <text:p text:style-name="P53"><text:span text:style-name="T53_1">3</text:span></text:p>
          </table:table-cell>
          <table:table-cell table:style-name="Cell10">
            <text:p text:style-name="P54"><text:span text:style-name="T54_1">88.22%</text:span></text:p>
          </table:table-cell>
        </table:table-row>
        <table:table-row table:style-name="Row6">
          <table:table-cell table:style-name="Cell11">
            <text:p text:style-name="P55"><text:span text:style-name="T55_1">4</text:span></text:p>
          </table:table-cell>
          <table:table-cell table:style-name="Cell12">
            <text:p text:style-name="P56"><text:span text:style-name="T56_1">90.94%</text:span></text:p>
          </table:table-cell>
        </table:table-row>
        <table:table-row table:style-name="Row7">
          <table:table-cell table:style-name="Cell13">
            <text:p text:style-name="P57"><text:span text:style-name="T57_1">5</text:span></text:p>
          </table:table-cell>
          <table:table-cell table:style-name="Cell14">
            <text:p text:style-name="P58"><text:span text:style-name="T58_1">86.43%</text:span></text:p>
          </table:table-cell>
        </table:table-row>
        <table:table-row table:style-name="Row8">
          <table:table-cell table:style-name="Cell15">
            <text:p text:style-name="P59"><text:span text:style-name="T59_1">6</text:span></text:p>
          </table:table-cell>
          <table:table-cell table:style-name="Cell16">
            <text:p text:style-name="P60"><text:span text:style-name="T60_1">91.44%</text:span></text:p>
          </table:table-cell>
        </table:table-row>
        <table:table-row table:style-name="Row9">
          <table:table-cell table:style-name="Cell17">
            <text:p text:style-name="P61"><text:span text:style-name="T61_1">7</text:span></text:p>
          </table:table-cell>
          <table:table-cell table:style-name="Cell18">
            <text:p text:style-name="P62"><text:span text:style-name="T62_1">89.49%</text:span></text:p>
          </table:table-cell>
        </table:table-row>
        <table:table-row table:style-name="Row10">
          <table:table-cell table:style-name="Cell19">
            <text:p text:style-name="P63"><text:span text:style-name="T63_1">8</text:span></text:p>
          </table:table-cell>
          <table:table-cell table:style-name="Cell20">
            <text:p text:style-name="P64"><text:span text:style-name="T64_1">86.04%</text:span></text:p>
          </table:table-cell>
        </table:table-row>
        <table:table-row table:style-name="Row11">
          <table:table-cell table:style-name="Cell21">
            <text:p text:style-name="P65"><text:span text:style-name="T65_1">9</text:span></text:p>
          </table:table-cell>
          <table:table-cell table:style-name="Cell22">
            <text:p text:style-name="P66"><text:span text:style-name="T66_1">86.92%</text:span></text:p>
          </table:table-cell>
        </table:table-row>
      </table:table>
      <text:p text:style-name="P67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a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space-before="3.492cm" text:min-label-width="0.318cm" fo:text-align="start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space-before="7.302cm" text:min-label-width="0.318cm" fo:text-align="start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space-before="11.112cm" text:min-label-width="0.318cm" fo:text-align="start"/>
        <style:text-properties style:text-underline-style="none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a" text:style-name="List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1" text:style-name="List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Level2" style:num-suffix="." text:level="3">
        <style:list-level-properties text:space-before="3.492cm" text:min-label-width="0.318cm" fo:text-align="start"/>
        <style:text-properties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Level5" style:num-suffix="." text:level="6">
        <style:list-level-properties text:space-before="7.302cm" text:min-label-width="0.318cm" fo:text-align="start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space-before="11.112cm" text:min-label-width="0.318cm" fo:text-align="start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